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52cm" table:align="left" style:writing-mode="lr-tb"/>
    </style:style>
    <style:style style:name="Таблица1.A" style:family="table-column">
      <style:table-column-properties style:column-width="5.713cm"/>
    </style:style>
    <style:style style:name="Таблица1.B" style:family="table-column">
      <style:table-column-properties style:column-width="4.787cm"/>
    </style:style>
    <style:style style:name="Таблица1.C" style:family="table-column">
      <style:table-column-properties style:column-width="5.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8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</style:style>
    <style:style style:name="P10" style:family="paragraph" style:parent-style-name="Standard">
      <style:text-properties fo:color="#ff0000"/>
    </style:style>
    <style:style style:name="P11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style:snap-to-layout-grid="false"/>
      <style:text-properties fo:font-size="10pt" officeooo:rsid="00137b74" officeooo:paragraph-rsid="00137b74" style:font-size-asian="10pt" style:font-size-complex="10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officeooo:rsid="0009fd43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ЯВОЧНЫЙ ЛИСТ</text:p>
      <text:p text:style-name="P3"/>
      <text:p text:style-name="P3"/>
      <text:p text:style-name="P5">к протоколу № ___</text:p>
      <text:p text:style-name="P11">____________20___ г. <text:s/></text:p>
      <text:p text:style-name="P3"/>
      <text:p text:style-name="Standard"><text:span text:style-name="T2">На заседани</text:span><text:span text:style-name="T4">и</text:span><text:span text:style-name="T2"> диссертационного совета </text:span><text:span text:style-name="T4">___ШИФР_СОВЕТА___</text:span><text:span text:style-name="T2"> </text:span></text:p>
      <text:p text:style-name="Standard"><text:span text:style-name="T2">по принятию </text:span><text:span text:style-name="T3">к рассмотрению</text:span><text:span text:style-name="T2"> диссертации ___ФИО_в_родительном_падеже___</text:span><text:span text:style-name="T1"> </text:span><text:span text:style-name="T3">присутствовали: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Фамилия И.О.</text:p>
          </table:table-cell>
          <table:table-cell table:style-name="Таблица1.A1" office:value-type="string">
            <text:p text:style-name="P7">Ученая степень,</text:p>
            <text:p text:style-name="P7">шифр специальности</text:p>
            <text:p text:style-name="P7"><text:s/>в совете </text:p>
          </table:table-cell>
          <table:table-cell table:style-name="Таблица1.C1" office:value-type="string">
            <text:p text:style-name="P6">Подпись</text:p>
          </table:table-cell>
        </table:table-row>
        <table:table-row table:style-name="Таблица1.1">
          <table:table-cell table:style-name="Таблица1.A1" office:value-type="string">
            <text:p text:style-name="P13">Гарин П.П.</text:p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  <table:table-cell table:style-name="Таблица1.C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Ученый секретарь</text:p>
      <text:p text:style-name="P2">диссертационного совета ___________ <text:s text:c="25"/>___Учсекретарь_И_О___</text:p>
      <text:p text:style-name="Standard"><text:span text:style-name="T2"><text:tab/><text:tab/><text:tab/></text:span><text:tab/><text:tab/><text:tab/><text:tab/> <text:s text:c="6"/></text:p>
      <text:p text:style-name="Standard"/>
      <text:p text:style-name="Standard"/>
      <text:p text:style-name="P10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meta:initial-creator>ELENA</meta:initial-creator>
    <meta:creation-date>2019-02-12T23:43:00</meta:creation-date>
    <dc:date>2025-10-16T00:11:14.813705405</dc:date>
    <meta:print-date>2013-06-20T18:26:00</meta:print-date>
    <meta:editing-cycles>12</meta:editing-cycles>
    <meta:editing-duration>PT1H22M22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15" meta:word-count="39" meta:character-count="390" meta:non-whitespace-character-count="321"/>
  </office:meta>
</office:document-meta>
</file>